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ility" table:style-name="ta1">
        <table:shapes>
          <draw:frame draw:z-index="0" draw:style-name="gr1" draw:text-style-name="P1" svg:width="168.72mm" svg:height="90.99mm" svg:x="305.75mm" svg:y="9.56mm">
            <loext:p draw:notify-on-update-of-ranges="utility.A1:utility.A24 utility.B1:utility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6.33mm" svg:y="13.48mm">
            <loext:p draw:notify-on-update-of-ranges="utility.A1:utility.A24 utility.C1:utility.C24 utility.A1:utility.A24 utility.D1:utility.D24 utility.A1:utility.A24 utility.E1:utility.E24 utility.A1:utility.A24 utility.F1:utility.F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47.52270914325" calcext:value-type="float">
            <text:p>5547,5227091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2.23684934207" calcext:value-type="float">
            <text:p>5202,236849342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60.47860756242" calcext:value-type="float">
            <text:p>4760,478607562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60.14172180364" calcext:value-type="float">
            <text:p>4360,141721803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91.58855815949" calcext:value-type="float">
            <text:p>3991,588558159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43.01545229465" calcext:value-type="float">
            <text:p>3643,015452294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01.25688426493" calcext:value-type="float">
            <text:p>3301,256884264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52.680182497" calcext:value-type="float">
            <text:p>2952,68018249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84.08673718276" calcext:value-type="float">
            <text:p>2584,086737182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83.30180817399" calcext:value-type="float">
            <text:p>2183,30180817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6.51077265838" calcext:value-type="float">
            <text:p>1736,510772658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8.15699387931" calcext:value-type="float">
            <text:p>1388,156993879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0.06904854194" calcext:value-type="float">
            <text:p>1090,0690485419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6.212290086479" calcext:value-type="float">
            <text:p>896,212290086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.496995681316" calcext:value-type="float">
            <text:p>747,496995681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0.643555733229" calcext:value-type="float">
            <text:p>680,643555733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7.053717247004" calcext:value-type="float">
            <text:p>677,0537172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3.86855198919" calcext:value-type="float">
            <text:p>683,86855198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3.86855198919" calcext:value-type="float">
            <text:p>683,86855198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5.065616538373" calcext:value-type="float">
            <text:p>695,065616538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2.968838089997" calcext:value-type="float">
            <text:p>692,9688380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8.430447508696" calcext:value-type="float">
            <text:p>628,430447508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1.472381958991" calcext:value-type="float">
            <text:p>491,472381959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2:11:12.079570092</dc:date>
    <meta:editing-duration>PT48S</meta:editing-duration>
    <meta:editing-cycles>1</meta:editing-cycles>
    <meta:document-statistic meta:table-count="1" meta:cell-count="144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73cm" svg:height="9.1cm" xlink:href=".." xlink:type="simple" chart:class="chart:scatter" chart:style-name="ch1">
        <chart:legend chart:legend-position="end" svg:x="14.021cm" svg:y="4.251cm" style:legend-expansion="high" chart:style-name="ch2"/>
        <chart:plot-area chart:style-name="ch3" table:cell-range-address="utility.A1:utility.B24" svg:x="0.337cm" svg:y="0.182cm" svg:width="13.347cm" svg:height="8.736cm">
          <chartooo:coordinate-region svg:x="1.329cm" svg:y="0.381cm" svg:width="12.168cm" svg:height="7.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B1:utility.B24" chart:class="chart:scatter">
            <chart:domain table:cell-range-address="utility.A1:utility.A2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5547.52270914325">
                <text:p>5547.52270914325</text:p>
                <draw:g>
                  <svg:desc>utility.B1:utility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202.23684934207">
                <text:p>5202.23684934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760.47860756242">
                <text:p>4760.47860756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360.14172180364">
                <text:p>4360.14172180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991.58855815949">
                <text:p>3991.58855815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643.01545229465">
                <text:p>3643.01545229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301.25688426493">
                <text:p>3301.25688426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952.680182497">
                <text:p>2952.680182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84.08673718276">
                <text:p>2584.08673718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183.30180817399">
                <text:p>2183.30180817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36.51077265838">
                <text:p>1736.51077265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88.15699387931">
                <text:p>1388.15699387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90.06904854194">
                <text:p>1090.06904854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96.212290086479">
                <text:p>896.212290086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47.496995681316">
                <text:p>747.496995681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80.643555733229">
                <text:p>680.643555733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77.053717247004">
                <text:p>677.053717247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83.86855198919">
                <text:p>683.86855198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83.86855198919">
                <text:p>683.86855198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95.065616538373">
                <text:p>695.065616538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92.968838089997">
                <text:p>692.96883808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28.430447508696">
                <text:p>628.430447508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91.472381958991">
                <text:p>491.472381958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54cm" style:legend-expansion="high" chart:style-name="ch2"/>
        <chart:plot-area chart:style-name="ch3" table:cell-range-address="utility.A1:utility.A24 utility.C1:utility.F24" svg:x="0.32cm" svg:y="0.18cm" svg:width="12.508cm" svg:height="8.64cm">
          <chartooo:coordinate-region svg:x="1.047cm" svg:y="0.379cm" svg:width="11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C1:utility.C24" chart:class="chart:scatter">
            <chart:domain table:cell-range-address="utility.A1:utility.A24"/>
            <chart:data-point chart:repeated="24"/>
          </chart:series>
          <chart:series chart:style-name="ch7" chart:values-cell-range-address="utility.D1:utility.D24" chart:class="chart:scatter">
            <chart:data-point chart:repeated="24"/>
          </chart:series>
          <chart:series chart:style-name="ch8" chart:values-cell-range-address="utility.E1:utility.E24" chart:class="chart:scatter">
            <chart:data-point chart:repeated="24"/>
          </chart:series>
          <chart:series chart:style-name="ch9" chart:values-cell-range-address="utility.F1:utility.F24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0">
                <text:p>0</text:p>
                <draw:g>
                  <svg:desc>utility.C1:utility.C24</svg:desc>
                </draw:g>
              </table:table-cell>
              <table:table-cell office:value-type="float" office:value="1">
                <text:p>1</text:p>
                <draw:g>
                  <svg:desc>utility.D1:utility.D24</svg:desc>
                </draw:g>
              </table:table-cell>
              <table:table-cell office:value-type="float" office:value="2">
                <text:p>2</text:p>
                <draw:g>
                  <svg:desc>utility.E1:utility.E24</svg:desc>
                </draw:g>
              </table:table-cell>
              <table:table-cell office:value-type="float" office:value="3">
                <text:p>3</text:p>
                <draw:g>
                  <svg:desc>utility.F1:utilit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